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Heading_20_2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Heading_20_2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P6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P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P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P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P13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P14" style:family="paragraph" style:parent-style-name="Standard">
      <style:paragraph-properties fo:break-before="auto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P15" style:family="paragraph" style:parent-style-name="Heading_20_3">
      <style:paragraph-properties fo:break-before="auto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P17" style:family="paragraph" style:parent-style-name="Standard">
      <style:paragraph-properties fo:text-align="center" fo:break-before="auto" fo:line-height="115%" fo:margin-top="0cm" fo:margin-right="0cm" style:writing-mode="lr-tb"/>
    </style:style>
    <style:style style:name="T17_1" style:family="text"/>
    <style:style style:name="P18" style:family="paragraph" style:parent-style-name="Standard">
      <style:paragraph-properties fo:text-align="center" fo:break-before="auto" fo:line-height="115%" fo:margin-top="0cm" fo:margin-right="0cm" style:writing-mode="lr-tb"/>
    </style:style>
    <style:style style:name="T18_1" style:family="text"/>
    <style:style style:name="P19" style:family="paragraph" style:parent-style-name="Standard">
      <style:paragraph-properties fo:text-align="center" fo:break-before="auto" fo:line-height="115%" fo:margin-top="0cm" fo:margin-right="0cm" style:writing-mode="lr-tb"/>
    </style:style>
    <style:style style:name="T19_1" style:family="text"/>
    <style:style style:name="P20" style:family="paragraph" style:parent-style-name="Standard">
      <style:paragraph-properties fo:text-align="center" fo:break-before="auto" fo:line-height="115%" fo:margin-top="0cm" fo:margin-right="0cm" style:writing-mode="lr-tb"/>
    </style:style>
    <style:style style:name="T20_1" style:family="text"/>
    <style:style style:name="P21" style:family="paragraph" style:parent-style-name="Standard">
      <style:paragraph-properties fo:text-align="center" fo:break-before="auto" fo:line-height="115%" fo:margin-top="0cm" fo:margin-right="0cm" style:writing-mode="lr-tb"/>
    </style:style>
    <style:style style:name="T21_1" style:family="text"/>
    <style:style style:name="P22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25" style:family="paragraph" style:parent-style-name="Heading_20_2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P27" style:family="paragraph" style:parent-style-name="Heading_20_2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P28" style:family="paragraph" style:parent-style-name="Standard">
      <style:paragraph-properties fo:break-before="auto" fo:line-height="115%" fo:margin-top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P31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P32" style:family="paragraph" style:parent-style-name="Heading_20_2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P33" style:family="paragraph" style:parent-style-name="Standard">
      <style:paragraph-properties fo:break-before="auto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P34" style:family="paragraph" style:parent-style-name="Heading_20_2">
      <style:paragraph-properties fo:break-before="auto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break-before="auto" fo:line-height="115%" fo:margin-top="0cm" fo:margin-bottom="0cm" fo:margin-right="0cm" style:writing-mode="lr-tb"/>
    </style:style>
    <style:style style:name="T35_1" style:family="text"/>
    <style:style style:name="T35_2" style:family="text"/>
    <style:style style:name="P36" style:family="paragraph" style:parent-style-name="Heading_20_2">
      <style:paragraph-properties fo:break-before="auto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style:writing-mode="lr-tb"/>
    </style:style>
    <style:style style:name="P39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bookmark-start text:name="h.y6d2ibj9t8ca"/><text:bookmark-end text:name="h.y6d2ibj9t8ca"/><text:span text:style-name="T1_1">System</text:span><text:span text:style-name="T1_2"><text:s/></text:span><text:span text:style-name="T1_3">design</text:span><text:span text:style-name="T1_4"><text:s/></text:span><text:span text:style-name="T1_5">document</text:span><text:span text:style-name="T1_6"><text:s/></text:span><text:span text:style-name="T1_7">for</text:span><text:span text:style-name="T1_8"><text:s/></text:span><text:span text:style-name="T1_9">PiFive</text:span></text:h>
      <text:p text:style-name="P2"/>
      <text:h text:style-name="P3" text:outline-level="10"><text:bookmark-start text:name="h.jn70vzm8v5b1"/><text:bookmark-end text:name="h.jn70vzm8v5b1"/><text:span text:style-name="T3_1">Table</text:span><text:span text:style-name="T3_2"><text:s/></text:span><text:span text:style-name="T3_3">of</text:span><text:span text:style-name="T3_4"><text:s/></text:span><text:span text:style-name="T3_5">Contents</text:span></text:h>
      <text:h text:style-name="P4" text:outline-level="10"><text:bookmark-start text:name="h.9937w6699xqz"/><text:bookmark-end text:name="h.9937w6699xqz"/><text:span text:style-name="T4_1"><text:line-break/><text:line-break/></text:span><text:span text:style-name="T4_2">Version</text:span><text:span text:style-name="T4_3">:<text:s/><text:line-break/></text:span><text:span text:style-name="T4_4">Date</text:span><text:span text:style-name="T4_5"><text:s/></text:span></text:h>
      <text:h text:style-name="P5" text:outline-level="10"><text:bookmark-start text:name="h.ptycz140fmq"/><text:bookmark-end text:name="h.ptycz140fmq"/><text:span text:style-name="T5_1">Author</text:span><text:span text:style-name="T5_2"><text:s/><text:line-break/><text:line-break/></text:span><text:span text:style-name="T5_3">This</text:span><text:span text:style-name="T5_4"><text:s/></text:span><text:span text:style-name="T5_5">version</text:span><text:span text:style-name="T5_6"><text:s/></text:span><text:span text:style-name="T5_7">overrides</text:span><text:span text:style-name="T5_8"><text:s/></text:span><text:span text:style-name="T5_9">all</text:span><text:span text:style-name="T5_10"><text:s/></text:span><text:span text:style-name="T5_11">previous</text:span><text:span text:style-name="T5_12"><text:s/></text:span><text:span text:style-name="T5_13">versions</text:span><text:span text:style-name="T5_14">.<text:line-break/><text:line-break/>1<text:s/></text:span><text:span text:style-name="T5_15">Introduction</text:span><text:span text:style-name="T5_16"><text:line-break/><text:line-break/>1.1<text:s/></text:span><text:span text:style-name="T5_17">Design</text:span><text:span text:style-name="T5_18"><text:s/></text:span><text:span text:style-name="T5_19">goals</text:span><text:span text:style-name="T5_20"><text:line-break/><text:line-break/>1.2<text:s/></text:span><text:span text:style-name="T5_21">Definitions</text:span><text:span text:style-name="T5_22">,<text:s/></text:span><text:span text:style-name="T5_23">acronyms</text:span><text:span text:style-name="T5_24"><text:s/></text:span><text:span text:style-name="T5_25">and</text:span><text:span text:style-name="T5_26"><text:s/></text:span><text:span text:style-name="T5_27">abbreviations</text:span><text:span text:style-name="T5_28"><text:s/><text:line-break/><text:line-break/>2<text:s/></text:span><text:span text:style-name="T5_29">System</text:span><text:span text:style-name="T5_30"><text:s/></text:span><text:span text:style-name="T5_31">design</text:span><text:span text:style-name="T5_32"><text:line-break/><text:line-break/>2.1<text:s/></text:span><text:span text:style-name="T5_33">Overview</text:span><text:span text:style-name="T5_34"><text:s/><text:line-break/><text:line-break/></text:span><text:span text:style-name="T5_35">In</text:span><text:span text:style-name="T5_36"><text:s/></text:span><text:span text:style-name="T5_37">this</text:span><text:span text:style-name="T5_38"><text:s/></text:span><text:span text:style-name="T5_39">section</text:span><text:span text:style-name="T5_40"><text:s/></text:span><text:span text:style-name="T5_41">we</text:span><text:span text:style-name="T5_42"><text:s/></text:span><text:span text:style-name="T5_43">explain</text:span><text:span text:style-name="T5_44"><text:s/></text:span><text:span text:style-name="T5_45">the</text:span><text:span text:style-name="T5_46"><text:s/></text:span><text:span text:style-name="T5_47">overall</text:span><text:span text:style-name="T5_48"><text:s/></text:span><text:span text:style-name="T5_49">design</text:span><text:span text:style-name="T5_50"><text:s/></text:span><text:span text:style-name="T5_51">choices</text:span><text:span text:style-name="T5_52">.<text:line-break/><text:line-break/>2.2<text:s/></text:span><text:span text:style-name="T5_53">Software</text:span><text:span text:style-name="T5_54"><text:s/></text:span><text:span text:style-name="T5_55">decomposition</text:span></text:h>
      <text:h text:style-name="P6" text:outline-level="10"><text:bookmark-start text:name="h.siss9c2dgwoa"/><text:bookmark-end text:name="h.siss9c2dgwoa"/><text:span text:style-name="T6_1"><text:line-break/><text:line-break/>2.2.1<text:s/></text:span><text:span text:style-name="T6_2">General</text:span></text:h>
      <text:list text:style-name="LS1" xml:id="list0">
        <text:list-item>
          <text:p text:style-name="P7"><text:span text:style-name="T7_1">main</text:span><text:span text:style-name="T7_2"><text:s/></text:span><text:span text:style-name="T7_3">contains</text:span><text:span text:style-name="T7_4"><text:s/></text:span><text:span text:style-name="T7_5">the</text:span><text:span text:style-name="T7_6"><text:s/></text:span><text:span text:style-name="T7_7">applications</text:span><text:span text:style-name="T7_8"><text:s/></text:span><text:span text:style-name="T7_9">entry</text:span><text:span text:style-name="T7_10"><text:s/></text:span><text:span text:style-name="T7_11">class</text:span><text:span text:style-name="T7_12">.<text:s/></text:span><text:span text:style-name="T7_13">Creating</text:span><text:span text:style-name="T7_14"><text:s/></text:span><text:span text:style-name="T7_15">all</text:span><text:span text:style-name="T7_16"><text:s/></text:span><text:span text:style-name="T7_17">other</text:span><text:span text:style-name="T7_18"><text:s/></text:span><text:span text:style-name="T7_19">components</text:span><text:span text:style-name="T7_20"><text:s/></text:span><text:span text:style-name="T7_21">through</text:span><text:span text:style-name="T7_22"><text:s/></text:span><text:span text:style-name="T7_23">Main</text:span><text:span text:style-name="T7_24">.</text:span></text:p>
        </text:list-item>
        <text:list-item>
          <text:p text:style-name="P8"><text:span text:style-name="T8_1">controller</text:span><text:span text:style-name="T8_2"><text:s/></text:span><text:span text:style-name="T8_3">is</text:span><text:span text:style-name="T8_4"><text:s/></text:span><text:span text:style-name="T8_5">the</text:span><text:span text:style-name="T8_6"><text:s/></text:span><text:span text:style-name="T8_7">package</text:span><text:span text:style-name="T8_8"><text:s/></text:span><text:span text:style-name="T8_9">for</text:span><text:span text:style-name="T8_10"><text:s/></text:span><text:span text:style-name="T8_11">all</text:span><text:span text:style-name="T8_12"><text:s/></text:span><text:span text:style-name="T8_13">the</text:span><text:span text:style-name="T8_14"><text:s/></text:span><text:span text:style-name="T8_15">input</text:span><text:span text:style-name="T8_16">-<text:s/></text:span><text:span text:style-name="T8_17">and</text:span><text:span text:style-name="T8_18"><text:s/></text:span><text:span text:style-name="T8_19">other</text:span><text:span text:style-name="T8_20"><text:s/></text:span><text:span text:style-name="T8_21">controller</text:span><text:span text:style-name="T8_22">-</text:span><text:span text:style-name="T8_23">related</text:span><text:span text:style-name="T8_24"><text:s/></text:span><text:span text:style-name="T8_25">classes</text:span><text:span text:style-name="T8_26">.</text:span></text:p>
        </text:list-item>
        <text:list-item>
          <text:p text:style-name="P9"><text:span text:style-name="T9_1">view</text:span><text:span text:style-name="T9_2"><text:s/></text:span><text:span text:style-name="T9_3">is</text:span><text:span text:style-name="T9_4"><text:s/></text:span><text:span text:style-name="T9_5">the</text:span><text:span text:style-name="T9_6"><text:s/></text:span><text:span text:style-name="T9_7">top</text:span><text:span text:style-name="T9_8">-</text:span><text:span text:style-name="T9_9">level</text:span><text:span text:style-name="T9_10"><text:s/></text:span><text:span text:style-name="T9_11">package</text:span><text:span text:style-name="T9_12"><text:s/></text:span><text:span text:style-name="T9_13">for</text:span><text:span text:style-name="T9_14"><text:s/></text:span><text:span text:style-name="T9_15">all</text:span><text:span text:style-name="T9_16"><text:s/></text:span><text:span text:style-name="T9_17">the</text:span><text:span text:style-name="T9_18"><text:s/></text:span><text:span text:style-name="T9_19">visual</text:span><text:span text:style-name="T9_20"><text:s/></text:span><text:span text:style-name="T9_21">related</text:span><text:span text:style-name="T9_22"><text:s/></text:span><text:span text:style-name="T9_23">classes</text:span><text:span text:style-name="T9_24">,<text:s/></text:span><text:span text:style-name="T9_25">including</text:span><text:span text:style-name="T9_26"><text:s/></text:span><text:span text:style-name="T9_27">both</text:span><text:span text:style-name="T9_28"><text:s/>3</text:span><text:span text:style-name="T9_29">D</text:span><text:span text:style-name="T9_30"><text:s/></text:span><text:span text:style-name="T9_31">rendering</text:span><text:span text:style-name="T9_32"><text:s/></text:span><text:span text:style-name="T9_33">and</text:span><text:span text:style-name="T9_34"><text:s/></text:span><text:span text:style-name="T9_35">GUI</text:span><text:span text:style-name="T9_36">.</text:span></text:p>
        </text:list-item>
        <text:list-item>
          <text:p text:style-name="P10"><text:span text:style-name="T10_1">util</text:span><text:span text:style-name="T10_2"><text:s/></text:span><text:span text:style-name="T10_3">is</text:span><text:span text:style-name="T10_4"><text:s/></text:span><text:span text:style-name="T10_5">a</text:span><text:span text:style-name="T10_6"><text:s/></text:span><text:span text:style-name="T10_7">package</text:span><text:span text:style-name="T10_8"><text:s/></text:span><text:span text:style-name="T10_9">only</text:span><text:span text:style-name="T10_10"><text:s/></text:span><text:span text:style-name="T10_11">containing</text:span><text:span text:style-name="T10_12"><text:s/></text:span><text:span text:style-name="T10_13">abstract</text:span><text:span text:style-name="T10_14"><text:s/></text:span><text:span text:style-name="T10_15">classes</text:span><text:span text:style-name="T10_16"><text:s/></text:span><text:span text:style-name="T10_17">with</text:span><text:span text:style-name="T10_18"><text:s/></text:span><text:span text:style-name="T10_19">static</text:span><text:span text:style-name="T10_20"><text:s/></text:span><text:span text:style-name="T10_21">methods</text:span><text:span text:style-name="T10_22"><text:s/></text:span><text:span text:style-name="T10_23">used</text:span><text:span text:style-name="T10_24"><text:s/></text:span><text:span text:style-name="T10_25">for</text:span><text:span text:style-name="T10_26"><text:s/></text:span><text:span text:style-name="T10_27">importing</text:span><text:span text:style-name="T10_28"><text:s/></text:span><text:span text:style-name="T10_29">and</text:span><text:span text:style-name="T10_30"><text:s/></text:span><text:span text:style-name="T10_31">converting</text:span><text:span text:style-name="T10_32">.</text:span></text:p>
        </text:list-item>
        <text:list-item>
          <text:p text:style-name="P11"><text:span text:style-name="T11_1">model</text:span><text:span text:style-name="T11_2"><text:s/></text:span><text:span text:style-name="T11_3">is</text:span><text:span text:style-name="T11_4"><text:s/></text:span><text:span text:style-name="T11_5">the</text:span><text:span text:style-name="T11_6"><text:s/></text:span><text:span text:style-name="T11_7">top</text:span><text:span text:style-name="T11_8">-</text:span><text:span text:style-name="T11_9">level</text:span><text:span text:style-name="T11_10"><text:s/></text:span><text:span text:style-name="T11_11">package</text:span><text:span text:style-name="T11_12"><text:s/></text:span><text:span text:style-name="T11_13">containing</text:span><text:span text:style-name="T11_14"><text:s/></text:span><text:span text:style-name="T11_15">all</text:span><text:span text:style-name="T11_16"><text:s/></text:span><text:span text:style-name="T11_17">the</text:span><text:span text:style-name="T11_18"><text:s/></text:span><text:span text:style-name="T11_19">classes</text:span><text:span text:style-name="T11_20"><text:s/></text:span><text:span text:style-name="T11_21">used</text:span><text:span text:style-name="T11_22"><text:s/></text:span><text:span text:style-name="T11_23">in</text:span><text:span text:style-name="T11_24"><text:s/></text:span><text:span text:style-name="T11_25">our</text:span><text:span text:style-name="T11_26"><text:s/></text:span><text:span text:style-name="T11_27">model</text:span><text:span text:style-name="T11_28">.</text:span></text:p>
        </text:list-item>
        <text:list-item>
          <text:p text:style-name="P12"><text:span text:style-name="T12_1">model</text:span><text:span text:style-name="T12_2">.</text:span><text:span text:style-name="T12_3">visual</text:span><text:span text:style-name="T12_4"><text:s/></text:span><text:span text:style-name="T12_5">contains</text:span><text:span text:style-name="T12_6"><text:s/></text:span><text:span text:style-name="T12_7">all</text:span><text:span text:style-name="T12_8"><text:s/></text:span><text:span text:style-name="T12_9">the</text:span><text:span text:style-name="T12_10"><text:s/></text:span><text:span text:style-name="T12_11">classes</text:span><text:span text:style-name="T12_12"><text:s/></text:span><text:span text:style-name="T12_13">that</text:span><text:span text:style-name="T12_14"><text:s/></text:span><text:span text:style-name="T12_15">should</text:span><text:span text:style-name="T12_16"><text:s/></text:span><text:span text:style-name="T12_17">be</text:span><text:span text:style-name="T12_18"><text:s/></text:span><text:span text:style-name="T12_19">visualised</text:span><text:span text:style-name="T12_20"><text:s/></text:span><text:span text:style-name="T12_21">in</text:span><text:span text:style-name="T12_22"><text:s/></text:span><text:span text:style-name="T12_23">the</text:span><text:span text:style-name="T12_24"><text:s/></text:span><text:span text:style-name="T12_25">application</text:span><text:span text:style-name="T12_26">.</text:span></text:p>
        </text:list-item>
        <text:list-item>
          <text:p text:style-name="P13"><text:span text:style-name="T13_1">model</text:span><text:span text:style-name="T13_2">.</text:span><text:span text:style-name="T13_3">tools</text:span><text:span text:style-name="T13_4"><text:s/></text:span><text:span text:style-name="T13_5">contains</text:span><text:span text:style-name="T13_6"><text:s/></text:span><text:span text:style-name="T13_7">low</text:span><text:span text:style-name="T13_8">-</text:span><text:span text:style-name="T13_9">level</text:span><text:span text:style-name="T13_10"><text:s/></text:span><text:span text:style-name="T13_11">classes</text:span><text:span text:style-name="T13_12"><text:s/></text:span><text:span text:style-name="T13_13">used</text:span><text:span text:style-name="T13_14"><text:s/></text:span><text:span text:style-name="T13_15">by</text:span><text:span text:style-name="T13_16"><text:s/></text:span><text:span text:style-name="T13_17">the</text:span><text:span text:style-name="T13_18"><text:s/></text:span><text:span text:style-name="T13_19">rest</text:span><text:span text:style-name="T13_20"><text:s/></text:span><text:span text:style-name="T13_21">of</text:span><text:span text:style-name="T13_22"><text:s/></text:span><text:span text:style-name="T13_23">the</text:span><text:span text:style-name="T13_24"><text:s/></text:span><text:span text:style-name="T13_25">model</text:span><text:span text:style-name="T13_26"><text:s/></text:span><text:span text:style-name="T13_27">package</text:span><text:span text:style-name="T13_28">.</text:span></text:p>
        </text:list-item>
      </text:list>
      <text:p text:style-name="P14"><text:span text:style-name="T14_1"><text:line-break/></text:span><text:span text:style-name="T14_2">Package</text:span><text:span text:style-name="T14_3"><text:s/></text:span><text:span text:style-name="T14_4">diagram</text:span><text:span text:style-name="T14_5">.<text:s/></text:span><text:span text:style-name="T14_6">For</text:span><text:span text:style-name="T14_7"><text:s/></text:span><text:span text:style-name="T14_8">each</text:span><text:span text:style-name="T14_9"><text:s/></text:span><text:span text:style-name="T14_10">package</text:span><text:span text:style-name="T14_11"><text:s/></text:span><text:span text:style-name="T14_12">an</text:span><text:span text:style-name="T14_13"><text:s/></text:span><text:span text:style-name="T14_14">UML</text:span><text:span text:style-name="T14_15"><text:s/></text:span><text:span text:style-name="T14_16">class</text:span><text:span text:style-name="T14_17"><text:s/></text:span><text:span text:style-name="T14_18">diagram</text:span><text:span text:style-name="T14_19"><text:s/></text:span><text:span text:style-name="T14_20">in</text:span><text:span text:style-name="T14_21"><text:s/><text:line-break/></text:span><text:span text:style-name="T14_22">appendix</text:span><text:span text:style-name="T14_23">.</text:span></text:p>
      <text:h text:style-name="P15" text:outline-level="10"><text:bookmark-start text:name="h.8y7eyw9biqto"/><text:bookmark-end text:name="h.8y7eyw9biqto"/><text:span text:style-name="T15_1">2.2.2<text:s/></text:span><text:span text:style-name="T15_2">Layering</text:span></text:h>
      <text:p text:style-name="P16"/>
      <text:p text:style-name="P17"><text:span text:style-name="T17_1">MAIN</text:span></text:p>
      <text:p text:style-name="P18"><text:span text:style-name="T18_1">CONTROLLER</text:span></text:p>
      <text:p text:style-name="P19"><text:span text:style-name="T19_1">VIEW</text:span></text:p>
      <text:p text:style-name="P20"><text:span text:style-name="T20_1">MODEL</text:span></text:p>
      <text:p text:style-name="P21"><text:span text:style-name="T21_1">PHYSICS</text:span></text:p>
      <text:h text:style-name="P22" text:outline-level="10"><text:bookmark-start text:name="h.uc30eqbgiiuh"/><text:bookmark-end text:name="h.uc30eqbgiiuh"/><text:span text:style-name="T22_1"><text:line-break/>2.2.3<text:s/></text:span><text:span text:style-name="T22_2">Dependency</text:span><text:span text:style-name="T22_3"><text:s/></text:span><text:span text:style-name="T22_4">analysis</text:span></text:h>
      <text:p text:style-name="P23"><text:span text:style-name="T23_1">Dependencies</text:span><text:span text:style-name="T23_2"><text:s/></text:span><text:span text:style-name="T23_3">follow</text:span><text:span text:style-name="T23_4"><text:s/></text:span><text:span text:style-name="T23_5">the</text:span><text:span text:style-name="T23_6"><text:s/></text:span><text:span text:style-name="T23_7">layering</text:span><text:span text:style-name="T23_8">-</text:span><text:span text:style-name="T23_9">structure</text:span><text:span text:style-name="T23_10"><text:s/></text:span><text:span text:style-name="T23_11">with</text:span><text:span text:style-name="T23_12"><text:s/></text:span><text:span text:style-name="T23_13">no</text:span><text:span text:style-name="T23_14"><text:s/></text:span><text:span text:style-name="T23_15">tangled</text:span><text:span text:style-name="T23_16"><text:s/></text:span><text:span text:style-name="T23_17">dependencies</text:span><text:span text:style-name="T23_18">.</text:span></text:p>
      <text:p text:style-name="P24"/>
      <text:h text:style-name="P25" text:outline-level="10"><text:bookmark-start text:name="h.8skeih81dq4g"/><text:bookmark-end text:name="h.8skeih81dq4g"/><text:span text:style-name="T25_1">2.3<text:s/></text:span><text:span text:style-name="T25_2">Concurrency</text:span><text:span text:style-name="T25_3"><text:s/></text:span><text:span text:style-name="T25_4">issues</text:span></text:h>
      <text:p text:style-name="P26"><text:span text:style-name="T26_1">No</text:span><text:span text:style-name="T26_2"><text:s/></text:span><text:span text:style-name="T26_3">concurrency</text:span><text:span text:style-name="T26_4"><text:s/></text:span><text:span text:style-name="T26_5">issues</text:span><text:span text:style-name="T26_6">,<text:s/></text:span><text:span text:style-name="T26_7">the</text:span><text:span text:style-name="T26_8"><text:s/></text:span><text:span text:style-name="T26_9">JME</text:span><text:span text:style-name="T26_10"><text:s/></text:span><text:span text:style-name="T26_11">Framework</text:span><text:span text:style-name="T26_12"><text:s/></text:span><text:span text:style-name="T26_13">will</text:span><text:span text:style-name="T26_14"><text:s/></text:span><text:span text:style-name="T26_15">take</text:span><text:span text:style-name="T26_16"><text:s/></text:span><text:span text:style-name="T26_17">care</text:span><text:span text:style-name="T26_18"><text:s/></text:span><text:span text:style-name="T26_19">of</text:span><text:span text:style-name="T26_20"><text:s/></text:span><text:span text:style-name="T26_21">resource</text:span><text:span text:style-name="T26_22">-</text:span><text:span text:style-name="T26_23">heavy</text:span><text:span text:style-name="T26_24"><text:s/></text:span><text:span text:style-name="T26_25">methods</text:span><text:span text:style-name="T26_26"><text:s/></text:span><text:span text:style-name="T26_27">such</text:span><text:span text:style-name="T26_28"><text:s/></text:span><text:span text:style-name="T26_29">as</text:span><text:span text:style-name="T26_30"><text:s/></text:span><text:span text:style-name="T26_31">rendering</text:span><text:span text:style-name="T26_32"><text:s/></text:span><text:span text:style-name="T26_33">and</text:span><text:span text:style-name="T26_34"><text:s/></text:span><text:span text:style-name="T26_35">collision</text:span><text:span text:style-name="T26_36">-</text:span><text:span text:style-name="T26_37">detecting</text:span><text:span text:style-name="T26_38"><text:s/></text:span><text:span text:style-name="T26_39">and</text:span><text:span text:style-name="T26_40"><text:s/></text:span><text:span text:style-name="T26_41">that</text:span><text:span text:style-name="T26_42"><text:s/></text:span><text:span text:style-name="T26_43">is</text:span><text:span text:style-name="T26_44"><text:s/></text:span><text:span text:style-name="T26_45">not</text:span><text:span text:style-name="T26_46"><text:s/></text:span><text:span text:style-name="T26_47">something</text:span><text:span text:style-name="T26_48"><text:s/></text:span><text:span text:style-name="T26_49">we</text:span><text:span text:style-name="T26_50"><text:s/></text:span><text:span text:style-name="T26_51">can</text:span><text:span text:style-name="T26_52"><text:s/></text:span><text:span text:style-name="T26_53">improve</text:span><text:span text:style-name="T26_54"><text:s/></text:span><text:span text:style-name="T26_55">more</text:span><text:span text:style-name="T26_56"><text:s/></text:span><text:span text:style-name="T26_57">than</text:span><text:span text:style-name="T26_58"><text:s/></text:span><text:span text:style-name="T26_59">using</text:span><text:span text:style-name="T26_60"><text:s/></text:span><text:span text:style-name="T26_61">the</text:span><text:span text:style-name="T26_62"><text:s/></text:span><text:span text:style-name="T26_63">framework</text:span><text:span text:style-name="T26_64"><text:s/></text:span><text:span text:style-name="T26_65">properly</text:span><text:span text:style-name="T26_66">.</text:span></text:p>
      <text:h text:style-name="P27" text:outline-level="10"><text:bookmark-start text:name="h.cln7nzxkrgki"/><text:bookmark-end text:name="h.cln7nzxkrgki"/><text:span text:style-name="T27_1">2.4<text:s/></text:span><text:span text:style-name="T27_2">Persistent</text:span><text:span text:style-name="T27_3"><text:s/></text:span><text:span text:style-name="T27_4">data</text:span><text:span text:style-name="T27_5"><text:s/></text:span><text:span text:style-name="T27_6">management</text:span></text:h>
      <text:p text:style-name="P28"><text:span text:style-name="T28_1">The</text:span><text:span text:style-name="T28_2"><text:s/></text:span><text:span text:style-name="T28_3">persistent</text:span><text:span text:style-name="T28_4"><text:s/></text:span><text:span text:style-name="T28_5">data</text:span><text:span text:style-name="T28_6"><text:s/></text:span><text:span text:style-name="T28_7">will</text:span><text:span text:style-name="T28_8"><text:s/></text:span><text:span text:style-name="T28_9">be</text:span><text:span text:style-name="T28_10"><text:s/></text:span><text:span text:style-name="T28_11">stored</text:span><text:span text:style-name="T28_12"><text:s/></text:span><text:span text:style-name="T28_13">as</text:span><text:span text:style-name="T28_14"><text:s/></text:span><text:span text:style-name="T28_15">three</text:span><text:span text:style-name="T28_16"><text:s/></text:span><text:span text:style-name="T28_17">different</text:span><text:span text:style-name="T28_18"><text:s/></text:span><text:span text:style-name="T28_19">types</text:span><text:span text:style-name="T28_20">.</text:span></text:p>
      <text:list text:style-name="LS2" xml:id="list7">
        <text:list-item>
          <text:p text:style-name="P29"><text:span text:style-name="T29_1">Blender</text:span><text:span text:style-name="T29_2"><text:s/></text:span><text:span text:style-name="T29_3">models</text:span><text:span text:style-name="T29_4"><text:s/></text:span><text:span text:style-name="T29_5">stored</text:span><text:span text:style-name="T29_6"><text:s/></text:span><text:span text:style-name="T29_7">as</text:span><text:span text:style-name="T29_8"><text:s/>.</text:span><text:span text:style-name="T29_9">blend</text:span><text:span text:style-name="T29_10"><text:s/></text:span><text:span text:style-name="T29_11">in</text:span><text:span text:style-name="T29_12"><text:s/></text:span><text:span text:style-name="T29_13">assets</text:span><text:span text:style-name="T29_14">/</text:span><text:span text:style-name="T29_15">blends</text:span><text:span text:style-name="T29_16">/</text:span></text:p>
        </text:list-item>
        <text:list-item>
          <text:p text:style-name="P30"><text:span text:style-name="T30_1">GUI</text:span><text:span text:style-name="T30_2"><text:s/></text:span><text:span text:style-name="T30_3">layouts</text:span><text:span text:style-name="T30_4"><text:s/></text:span><text:span text:style-name="T30_5">will</text:span><text:span text:style-name="T30_6"><text:s/></text:span><text:span text:style-name="T30_7">be</text:span><text:span text:style-name="T30_8"><text:s/></text:span><text:span text:style-name="T30_9">stored</text:span><text:span text:style-name="T30_10"><text:s/></text:span><text:span text:style-name="T30_11">as</text:span><text:span text:style-name="T30_12"><text:s/>.</text:span><text:span text:style-name="T30_13">xml</text:span><text:span text:style-name="T30_14"><text:s/></text:span><text:span text:style-name="T30_15">in</text:span><text:span text:style-name="T30_16"><text:s/></text:span><text:span text:style-name="T30_17">assets</text:span><text:span text:style-name="T30_18">/</text:span><text:span text:style-name="T30_19">xml</text:span><text:span text:style-name="T30_20">/</text:span></text:p>
        </text:list-item>
        <text:list-item>
          <text:p text:style-name="P31"><text:span text:style-name="T31_1">Settings</text:span><text:span text:style-name="T31_2"><text:s/></text:span><text:span text:style-name="T31_3">will</text:span><text:span text:style-name="T31_4"><text:s/></text:span><text:span text:style-name="T31_5">be</text:span><text:span text:style-name="T31_6"><text:s/></text:span><text:span text:style-name="T31_7">stored</text:span><text:span text:style-name="T31_8"><text:s/></text:span><text:span text:style-name="T31_9">in</text:span><text:span text:style-name="T31_10"><text:s/></text:span><text:span text:style-name="T31_11">a</text:span><text:span text:style-name="T31_12"><text:s/></text:span><text:span text:style-name="T31_13">plain</text:span><text:span text:style-name="T31_14"><text:s/></text:span><text:span text:style-name="T31_15">text</text:span><text:span text:style-name="T31_16"><text:s/></text:span><text:span text:style-name="T31_17">file</text:span><text:span text:style-name="T31_18"><text:s/></text:span><text:span text:style-name="T31_19">in</text:span><text:span text:style-name="T31_20"><text:s/></text:span><text:span text:style-name="T31_21">assets</text:span><text:span text:style-name="T31_22">/</text:span><text:span text:style-name="T31_23">settings</text:span></text:p>
        </text:list-item>
      </text:list>
      <text:h text:style-name="P32" text:outline-level="10"><text:bookmark-start text:name="h.bf477wk8dkf6"/><text:bookmark-end text:name="h.bf477wk8dkf6"/><text:span text:style-name="T32_1"><text:line-break/><text:line-break/>2.5<text:s/></text:span><text:span text:style-name="T32_2">Access</text:span><text:span text:style-name="T32_3"><text:s/></text:span><text:span text:style-name="T32_4">control</text:span><text:span text:style-name="T32_5"><text:s/></text:span><text:span text:style-name="T32_6">and</text:span><text:span text:style-name="T32_7"><text:s/></text:span><text:span text:style-name="T32_8">security</text:span></text:h>
      <text:p text:style-name="P33"><text:span text:style-name="T33_1">N</text:span><text:span text:style-name="T33_2">/</text:span><text:span text:style-name="T33_3">A</text:span><text:span text:style-name="T33_4"><text:line-break/></text:span></text:p>
      <text:h text:style-name="P34" text:outline-level="10"><text:bookmark-start text:name="h.k7xw6rn9pi52"/><text:bookmark-end text:name="h.k7xw6rn9pi52"/><text:span text:style-name="T34_1">2.6<text:s/></text:span><text:span text:style-name="T34_2">Boundary</text:span><text:span text:style-name="T34_3"><text:s/></text:span><text:span text:style-name="T34_4">conditions</text:span><text:span text:style-name="T34_5"><text:s/></text:span></text:h>
      <text:p text:style-name="P35"><text:span text:style-name="T35_1">NA</text:span><text:span text:style-name="T35_2"><text:line-break/></text:span></text:p>
      <text:h text:style-name="P36" text:outline-level="10"><text:bookmark-start text:name="h.p10k2ko056o1"/><text:bookmark-end text:name="h.p10k2ko056o1"/><text:span text:style-name="T36_1"><text:line-break/>3<text:s/></text:span><text:span text:style-name="T36_2">References</text:span></text:h>
      <text:p text:style-name="P37"><text:span text:style-name="T37_1"><text:s text:c="2"/></text:span><text:span text:style-name="T37_2">APPENDIX</text:span><text:span text:style-name="T37_3"><text:s/><text:line-break/></text:span></text:p>
      <text:p text:style-name="P38"/>
      <text:p text:style-name="P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